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outline1">
      <style:graphic-properties fo:min-height="14.895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506cm"/>
    </style:style>
    <style:style style:name="pr5" style:family="presentation" style:parent-style-name="lyt-bluelinesgrad-outline1">
      <style:graphic-properties fo:min-height="11.88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Multiple source files<text:tab/></text:p>
          </draw:text-box>
        </draw:frame>
        <draw:frame presentation:style-name="pr2" draw:layer="layout" svg:width="25.199cm" svg:height="14.895cm" svg:x="1.4cm" svg:y="6.014cm" presentation:class="outline" presentation:user-transformed="true">
          <draw:text-box>
            <text:p/>
            <text:list text:style-name="L2">
              <text:list-item>
                <text:p>Makefile, added to SOURCES</text:p>
              </text:list-item>
              <text:list-item>
                <text:p>There are many ways to structure makefiles.</text:p>
              </text:list-item>
              <text:list-item>
                <text:p>Note that adding a new file is easy. <text:s/>Only need one change in the makefile</text:p>
              </text:list-item>
              <text:list-item>
                <text:p>Prototypes in header. <text:s/>What is #ifdef? What is the purpose?</text:p>
              </text:list-item>
              <text:list-item>
                <text:p>The #ifdef method IS commonly used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4" draw:layer="layout" svg:width="25.199cm" svg:height="3.506cm" svg:x="1.4cm" svg:y="0.837cm" presentation:class="title">
          <draw:text-box>
            <text:p>Object in C</text:p>
          </draw:text-box>
        </draw:frame>
        <draw:frame presentation:style-name="pr5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The data object is a struct, using typedef</text:p>
              </text:list-item>
              <text:list-item>
                <text:p>Member variables within struct</text:p>
              </text:list-item>
              <text:list-item>
                <text:p>Functions which have a pointer to struct as the first argument</text:p>
              </text:list-item>
              <text:list-item>
                <text:p>Note: we can have multiple “Planets”. <text:s/>i.e. multiple “instances” of the object.</text:p>
              </text:list-item>
              <text:list-item>
                <text:p>If we only want/need one “instance”, what would change?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16H18M10S</meta:editing-duration>
    <meta:editing-cycles>47</meta:editing-cycles>
    <dc:date>2014-09-01T13:51:47.55</dc:date>
    <dc:creator>David Klamet</dc:creator>
    <meta:generator>OpenOffice/4.1.0$Win32 OpenOffice.org_project/410m18$Build-9764</meta:generator>
    <meta:document-statistic meta:object-count="51"/>
  </office:meta>
</office:document-meta>
</file>